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58cm"/>
    </style:style>
    <style:style style:name="co3" style:family="table-column">
      <style:table-column-properties fo:break-before="auto" style:column-width="3.9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Resource</text:p>
          </table:table-cell>
          <table:table-cell office:value-type="string">
            <text:p>Path</text:p>
          </table:table-cell>
          <table:table-cell office:value-type="string">
            <text:p>Location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Clauses of enroquecorto/3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10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enroquelargo/3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9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25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45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63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93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399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1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35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Clauses of piezaM/5 are not together in the source-file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64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0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11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1,A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1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1,A2,A3,A4,A5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1,A2,A3,A4,A5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9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1,A2,A3,A4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8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A1,A2,A3,A4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10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56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59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77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89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2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31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48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C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60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L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670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P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55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P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01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39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en1,Col1,Ren2,Col2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60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50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53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71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83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22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25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42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Rf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454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X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21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X2,Y2,V2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740</text:p>
          </table:table-cell>
          <table:table-cell office:value-type="string">
            <text:p>Problem</text:p>
          </table:table-cell>
        </table:table-row>
        <table:table-row table:style-name="ro2">
          <table:table-cell office:value-type="string">
            <text:p>Singleton variables: [Y]</text:p>
          </table:table-cell>
          <table:table-cell office:value-type="string">
            <text:p>AjedrezEntreDos.pl</text:p>
          </table:table-cell>
          <table:table-cell office:value-type="string">
            <text:p>/Prendiendo_PROLOG/src</text:p>
          </table:table-cell>
          <table:table-cell office:value-type="string">
            <text:p>line 671</text:p>
          </table:table-cell>
          <table:table-cell office:value-type="string">
            <text:p>Problem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1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38">
          <table:table-cell table:number-columns-repeated="5"/>
        </table:table-row>
        <table:table-row table:style-name="ro2" table:number-rows-repeated="9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1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15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8">
          <table:table-cell table:number-columns-repeated="5"/>
        </table:table-row>
        <table:table-row table:style-name="ro3" table:number-rows-repeated="24">
          <table:table-cell table:number-columns-repeated="5"/>
        </table:table-row>
        <table:table-row table:style-name="ro2" table:number-rows-repeated="9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1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12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3" table:number-rows-repeated="26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6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13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8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3" table:number-rows-repeated="2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12-23T10:51:36</meta:creation-date>
    <meta:editing-cycles>1</meta:editing-cycles>
    <meta:editing-duration>P0D</meta:editing-duration>
    <dc:date>2013-05-01T01:00:41</dc:date>
    <dc:creator>Milton Muñoz</dc:creator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